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filtrage des sandwichs</text:p>
          </table:table-cell>
          <table:table-cell table:style-name="ce17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gination des sanwichs</text:p>
          </table:table-cell>
          <table:table-cell table:style-name="ce17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non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Modifier une commande</text:p>
          </table:table-cell>
          <table:table-cell table:style-name="ce17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obtenir une facture</text:p>
          </table:table-cell>
          <table:table-cell table:style-name="ce17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3" office:value-type="string" calcext:value-type="string">
            <text:p>SERVICE DE SUIVI de COMMANDES POINT DE VENT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2">
          <table:table-cell table:style-name="ce11" office:value-type="float" office:value="106" calcext:value-type="float">
            <text:p>106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s'authentifier pour passer en lode identifié</text:p>
          </table:table-cell>
          <table:table-cell table:style-name="ce30" office:value-type="string" calcext:value-type="string">
            <text:p><text:span text:style-name="T1">authentification</text:span>  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33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priorité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5:59:26.273171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MacOSX_X86_64 LibreOffice_project/dc89aa7a9eabfd848af146d5086077aeed2ae4a5</meta:generator>
    <dc:date>2018-11-30T16:02:19.328406899</dc:date>
    <meta:editing-duration>PT10H47M58S</meta:editing-duration>
    <meta:editing-cycles>20</meta:editing-cycles>
    <meta:document-statistic meta:table-count="1" meta:cell-count="174" meta:object-count="0"/>
  </office:meta>
</office:document-meta>
</file>